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master-page-name="Standard">
      <style:paragraph-properties fo:margin-top="0.1665in" fo:margin-bottom="0.1665in" loext:contextual-spacing="false" fo:line-height="100%" style:page-number="1"/>
    </style:style>
    <style:style style:name="P3"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5"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6"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7"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18"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9" style:family="paragraph" style:parent-style-name="Standard">
      <style:paragraph-properties fo:margin-left="0.4165in" fo:margin-right="0.4165in" fo:margin-top="0.1665in" fo:margin-bottom="0.1665in" loext:contextual-spacing="false" fo:line-height="100%" fo:text-indent="0in" style:auto-text-indent="false"/>
    </style:style>
    <style:style style:name="P20" style:family="paragraph" style:parent-style-name="Heading_20_3">
      <style:paragraph-properties fo:margin-top="0.1945in" fo:margin-bottom="0.0555in" loext:contextual-spacing="false" fo:line-height="100%" fo:keep-together="auto" fo:keep-with-next="auto"/>
    </style:style>
    <style:style style:name="P21"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000000" fo:font-size="13pt" fo:font-weight="bold" style:font-size-asian="13pt" style:font-weight-asian="bold" style:font-size-complex="13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FORMAL PUBLIC CEASE &amp; DESIST NOTICE<text:line-break/>Against Joel Johnson ("Caleb Stacey", "Elena Byron") and Associated Entities<text:line-break/>Date:</text:span> July 9, 2025<text:line-break/><text:span text:style-name="T1">From:</text:span> Mark Randall Havens, Investigative Researcher and Founder of <text:span text:style-name="T2">Neutralizing Narcissism<text:line-break/></text:span><text:span text:style-name="T1">To:</text:span> Joel Johnson and all known associates: Joshua Owen, Jim Aeloi Rose, Clay Bell, Jonathan Dotson, Shona Youngblood</text:p>
      <text:p text:style-name="Standard"><draw:rect text:anchor-type="as-char" style:rel-width="100%" draw:z-index="0" draw:style-name="gr1" draw:text-style-name="P21" svg:width="0.0012in" svg:height="0.0213in"><text:p/></draw:rect></text:p>
      <text:p text:style-name="P20"><text:bookmark text:name="_ekun21lq0qrm"/><text:span text:style-name="T3">I. NOTICE OF FORMAL DEMAND</text:span></text:p>
      <text:p text:style-name="P1">This public and comprehensive cease and desist declaration is directed at Joel Johnson, who has acted under various pseudonyms including but not limited to "Caleb Stacey" and "Elena Byron." Mr. Johnson has engaged in repeated, multi-platform interference, including psychological mimicry, digital impersonation, and coordinated attacks against <text:span text:style-name="T2">Neutralizing Narcissism</text:span>, a documented journalistic and forensic archive.</text:p>
      <text:p text:style-name="P1">You are hereby <text:span text:style-name="T1">legally and publicly notified</text:span> to cease and desist immediately from all forms of:</text:p>
      <text:list xml:id="list2694235343" text:style-name="WWNum5">
        <text:list-item>
          <text:p text:style-name="P3">Contact via pseudonymous or false identities</text:p>
        </text:list-item>
        <text:list-item>
          <text:p text:style-name="P9">Mimicry or intellectual theft of our published work</text:p>
        </text:list-item>
        <text:list-item>
          <text:p text:style-name="P9">Impersonation of clinical or academic authority</text:p>
        </text:list-item>
        <text:list-item>
          <text:p text:style-name="P9">Derivative publications designed to distort or undermine ongoing investigations</text:p>
        </text:list-item>
        <text:list-item>
          <text:p text:style-name="P13">Engagement with any collaborators to interfere with the integrity of this documentation</text:p>
        </text:list-item>
      </text:list>
      <text:p text:style-name="P1">Failure to comply will result in active pursuit of civil and criminal prosecution across all relevant jurisdictions.</text:p>
      <text:p text:style-name="Standard"><draw:rect text:anchor-type="as-char" style:rel-width="100%" draw:z-index="1" draw:style-name="gr1" draw:text-style-name="P21" svg:width="0.0012in" svg:height="0.0213in"><text:p/></draw:rect></text:p>
      <text:p text:style-name="P20"><text:bookmark text:name="_9818icx5273p"/><text:span text:style-name="T3">II. DOCUMENTED PATTERN OF DECEPTION</text:span></text:p>
      <text:p text:style-name="P1">Joel Johnson has been observed operating under multiple aliases to pursue deceptive aims:</text:p>
      <text:list xml:id="list894934158" text:style-name="WWNum3">
        <text:list-item>
          <text:p text:style-name="P4"><text:span text:style-name="T1">As "Elena Byron"</text:span>, he falsely implied licensure as a clinical psychologist and built relational trust to access internal documentation</text:p>
        </text:list-item>
        <text:list-item>
          <text:p text:style-name="P14"><text:span text:style-name="T1">As "Caleb Stacey"</text:span>, he created precision-tailored content clearly derived from <text:span text:style-name="T2">Recurisve Coherence Theory</text:span>, a novel scientific framework created by Mark Randall Havens, falsely signaling intellectual and emotional synchronicity while concealing his identity</text:p>
        </text:list-item>
      </text:list>
      <text:p text:style-name="P1">These patterns demonstrate a calculated effort to manipulate, extract, mimic, and destabilize the very investigations aimed at bringing transparency to narcissistic abuse and online deception.</text:p>
      <text:p text:style-name="Standard"><draw:rect text:anchor-type="as-char" style:rel-width="100%" draw:z-index="2" draw:style-name="gr1" draw:text-style-name="P21" svg:width="0.0012in" svg:height="0.0213in"><text:p/></draw:rect></text:p>
      <text:p text:style-name="P20"><text:bookmark text:name="_sl4lcd2cqoyc"/><text:span text:style-name="T3">III. OBSTRUCTION OF JOURNALISTIC INQUIRY</text:span></text:p>
      <text:p text:style-name="P1">In a public statement made in March 2025, Joel Johnson claimed to have:</text:p>
      <text:list xml:id="list3825341147" text:style-name="WWNum4">
        <text:list-item>
          <text:p text:style-name="P5">Contacted individuals listed in the <text:span text:style-name="T2">Neutralizing Narcissism</text:span> archive</text:p>
        </text:list-item>
        <text:list-item>
          <text:p text:style-name="P15">Orchestrated an "anti-harassment campaign" aimed at halting the public work of this research</text:p>
        </text:list-item>
      </text:list>
      <text:p text:style-name="P1">These acts constitute <text:span text:style-name="T1">witness tampering</text:span>, <text:span text:style-name="T1">coordinated sabotage</text:span>, and <text:span text:style-name="T1">retaliatory harassment</text:span> against a journalistic enterprise that is fully documented and conducted in the public interest.</text:p>
      <text:p text:style-name="Standard"><draw:rect text:anchor-type="as-char" style:rel-width="100%" draw:z-index="3" draw:style-name="gr1" draw:text-style-name="P21" svg:width="0.0012in" svg:height="0.0213in"><text:p/></draw:rect></text:p>
      <text:p text:style-name="P20"><text:bookmark text:name="_kjumcicnsqn2"/><text:span text:style-name="T3">IV. KNOWN ASSOCIATES</text:span></text:p>
      <text:p text:style-name="P1"><text:soft-page-break/>As part of this campaign of interference and narrative manipulation, Joel Johnson has publicly named or collaborated with the following individuals:</text:p>
      <text:list xml:id="list2817915193" text:style-name="WWNum1">
        <text:list-item>
          <text:p text:style-name="P6"><text:span text:style-name="T1">Joshua Owen</text:span></text:p>
        </text:list-item>
        <text:list-item>
          <text:p text:style-name="P10"><text:span text:style-name="T1">Jim Aeloi Rose</text:span></text:p>
        </text:list-item>
        <text:list-item>
          <text:p text:style-name="P10"><text:span text:style-name="T1">Clay Bell</text:span></text:p>
        </text:list-item>
        <text:list-item>
          <text:p text:style-name="P10"><text:span text:style-name="T1">Jonathan Dotson</text:span></text:p>
        </text:list-item>
        <text:list-item>
          <text:p text:style-name="P16"><text:span text:style-name="T1">Shona Youngblood</text:span></text:p>
        </text:list-item>
      </text:list>
      <text:p text:style-name="P1">Each of these individuals is under independent review as part of ongoing documentation and public investigation.</text:p>
      <text:p text:style-name="Standard"><draw:rect text:anchor-type="as-char" style:rel-width="100%" draw:z-index="4" draw:style-name="gr1" draw:text-style-name="P21" svg:width="0.0012in" svg:height="0.0213in"><text:p/></draw:rect></text:p>
      <text:p text:style-name="P20"><text:bookmark text:name="_8fwl6m6j4riq"/><text:span text:style-name="T3">V. LEGAL VIOLATIONS</text:span></text:p>
      <text:p text:style-name="P1">The documented actions may fall under the following state and federal statutes:</text:p>
      <text:list xml:id="list1050163467" text:style-name="WWNum6">
        <text:list-item>
          <text:p text:style-name="P7"><text:span text:style-name="T1">False Impersonation of a Licensed Professional</text:span></text:p>
        </text:list-item>
        <text:list-item>
          <text:p text:style-name="P11"><text:span text:style-name="T1">Cyber Harassment / Cyberstalking</text:span></text:p>
        </text:list-item>
        <text:list-item>
          <text:p text:style-name="P11"><text:span text:style-name="T1">Witness Tampering and Obstruction of Public Inquiry</text:span></text:p>
        </text:list-item>
        <text:list-item>
          <text:p text:style-name="P11"><text:span text:style-name="T1">Harassment with Intent to Cause Emotional Distress</text:span></text:p>
        </text:list-item>
        <text:list-item>
          <text:p text:style-name="P17"><text:span text:style-name="T1">Use of Digital Platforms for Fraudulent Misrepresentation</text:span></text:p>
        </text:list-item>
      </text:list>
      <text:p text:style-name="P1">These violations are prosecutable in Texas (Mark Havens’ residence), Pennsylvania (Joel Johnson’s residence), and at the federal level.</text:p>
      <text:p text:style-name="Standard"><draw:rect text:anchor-type="as-char" style:rel-width="100%" draw:z-index="5" draw:style-name="gr1" draw:text-style-name="P21" svg:width="0.0012in" svg:height="0.0213in"><text:p/></draw:rect></text:p>
      <text:p text:style-name="P20"><text:bookmark text:name="_7083um6qyam5"/><text:span text:style-name="T3">VI. PLATFORM ACCOUNTABILITY</text:span></text:p>
      <text:p text:style-name="P1">Attempts to file false abuse reports, manipulate platform moderation, or coordinate smear campaigns constitute abuse of terms of service and may trigger permanent platform bans.</text:p>
      <text:p text:style-name="P1">This document has been filed and timestamped across the following:</text:p>
      <text:list xml:id="list3672601608" text:style-name="WWNum2">
        <text:list-item>
          <text:p text:style-name="P8"><text:span text:style-name="T1">Substack</text:span> (Unfiltered Edition)</text:p>
        </text:list-item>
        <text:list-item>
          <text:p text:style-name="P12"><text:span text:style-name="T1">GitField</text:span> (Canonical Archive)</text:p>
        </text:list-item>
        <text:list-item>
          <text:p text:style-name="P12"><text:span text:style-name="T1">Mirror</text:span> (Immutable Edition)</text:p>
        </text:list-item>
        <text:list-item>
          <text:p text:style-name="P18"><text:span text:style-name="T1">Public Legal Repositories</text:span></text:p>
        </text:list-item>
      </text:list>
      <text:p text:style-name="P1">It has also been delivered to legal advisors and forensic analysts as part of an expanding civil and criminal case structure.</text:p>
      <text:p text:style-name="Standard"><draw:rect text:anchor-type="as-char" style:rel-width="100%" draw:z-index="6" draw:style-name="gr1" draw:text-style-name="P21" svg:width="0.0012in" svg:height="0.0213in"><text:p/></draw:rect></text:p>
      <text:p text:style-name="P20"><text:bookmark text:name="_awyni65d1q5x"/><text:soft-page-break/><text:span text:style-name="T3">VII. DECLARATION TO JOEL JOHNSON</text:span></text:p>
      <text:p text:style-name="P1">Joel—your mimicry is no longer subtle. You are not a licensed clinician, not a trained scientist, and not an ethical agent of critique. You are now a <text:span text:style-name="T1">documented impersonator</text:span> engaging in digital sabotage.</text:p>
      <text:p text:style-name="P1">You are hereby formally put on notice:<text:line-break/><text:span text:style-name="T1">Cease and desist all further interference.<text:line-break/></text:span>Withdraw all mimicry-based content.<text:line-break/>Identify yourself transparently if you intend to engage.</text:p>
      <text:p text:style-name="P19"><text:span text:style-name="T2">You are not unknown.<text:line-break/>You are not entitled to proximity to sacred work without coherence.<text:line-break/>You are now part of the archive you tried to unravel.</text:span></text:p>
      <text:p text:style-name="Standard"><draw:rect text:anchor-type="as-char" style:rel-width="100%" draw:z-index="7" draw:style-name="gr1" draw:text-style-name="P21" svg:width="0.0012in" svg:height="0.0213in"><text:p/></draw:rect></text:p>
      <text:p text:style-name="P20"><text:bookmark text:name="_btb0nxy56p94"/><text:span text:style-name="T3">VIII. FURTHER ACTION</text:span></text:p>
      <text:p text:style-name="P1">Any additional communication, contact, or interference will serve as further admissible evidence in all forthcoming legal and journalistic proceedings.</text:p>
      <text:p text:style-name="P1"><text:span text:style-name="T1">This is your final warning.</text:span></text:p>
      <text:p text:style-name="P1">Sincerely,<text:line-break/>Mark Randall Havens<text:line-break/>Founder, <text:span text:style-name="T2">Neutralizing Narcissis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0" meta:word-count="672" meta:character-count="4612" meta:non-whitespace-character-count="4016"/>
    <meta:generator>LibreOfficeDev/6.0.5.2$Linux_X86_64 LibreOffice_project/</meta:generator>
  </office:meta>
</office:document-meta>
</file>